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Text_20_body">
      <style:paragraph-properties fo:text-align="start" style:justify-single-word="false"/>
    </style:style>
    <style:style style:name="P4" style:family="paragraph" style:parent-style-name="Gros_20_titr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king to lpsolve from java-ilp-lpsolve</text:p>
      <text:h text:style-name="Heading_20_1" text:outline-level="1">Remarks</text:h>
      <text:p text:style-name="P3">NB: under linux repositories, lpsolve has a “strange” way of numbering its libraries (see the <text:a xlink:type="simple" xlink:href="http://bugs.debian.org/cgi-bin/bugreport.cgi?bug=503314">bug report</text:a>).</text:p>
      <text:h text:style-name="Heading_20_1" text:outline-level="1">Instructions</text:h>
      <text:p text:style-name="Text_20_body">Download lpsolve sources. Here I use “source” but I mean “compiled output from the source”.</text:p>
      <text:p text:style-name="Text_20_body">From the folder in src/java/, Build a .jar file lpsolve-sources.jar containing the sources found in lpsolve/*.java (and package.html) together with Demo.java and LpSolveTest.java found in demo/ and that should be at the root of the jar file.</text:p>
      <text:p text:style-name="Text_20_body">To install in your local repository, run:</text:p>
      <text:p text:style-name="Text_20_body"><text:s text:c="2"/>mvn install:install-file -Dfile="...lpsolve-5.5.2.0-java/lib/lpsolve55j.jar" -DgroupId=net.sourceforge.lpsolve -DartifactId=lpsolve -Dversion=5.5 -DgeneratePom=true -Dpackaging=jar</text:p>
      <text:p text:style-name="Text_20_body"><text:s text:c="2"/>mvn install:install-file -Dfile="...lpsolve-5.5.2.0-java/src/java/lpsolve-sources.jar" -DgroupId=net.sourceforge.lpsolve -DartifactId=lpsolve -Dversion=5.5 -DgeneratePom=true -Dpackaging=jar -Dclassifier="sources"</text:p>
      <text:p text:style-name="Text_20_body">When running a dependent project (such as jlp-lpsolve), lpsolve55j.jar dependency may be managed by maven. But this library itself depends on the native library from lpsolve JNI being available. On my linux, this requires to copy or link a file /usr/lib/jni/liblpsolve55j.so to the file liblpsolve55j.so from the lpsolve source repository.</text:p>
      <text:p text:style-name="Text_20_body">This JNI library in turn requires the native lpsolve library <text:span text:style-name="T1">with an appropriate version</text:span><text:span text:style-name="T2"> (note that the 5.5 number is not accurate enough as e.g. the API and ABI changed between 5.5.0.10 and 5.5.0.13 or something)</text:span>, which on my linux requires to copy or link a file /usr/lib/liblpsolve55.so to the file liblpsolve55.so from the source.</text:p>
      <text:h text:style-name="Heading_20_1" text:outline-level="1">See also</text:h>
      <text:p text:style-name="Text_20_body">lpsolve-mavenized google project. Uses maven nar plugin. We could consider adapting this (maybe using the new version of the maven plugin, and integrating with lpsolve developer team). But the best would be to convince the maintainer to fix its numbering scheme.</text:p>
      <text:h text:style-name="Heading_20_1" text:outline-level="1"><text:soft-page-break/>Infos</text:h>
      <text:p text:style-name="Text_20_body">Debian has lp-solve (5.5.0.10-10) <text:s/>in lenny (oldstable);</text:p>
      <text:p text:style-name="Text_20_body">Debian has lp-solve (5.5.0.13-7) in squeeze (stable);</text:p>
      <text:p text:style-name="Text_20_body">Debian has lp-solve (version 5.5.0.13-7) in unstable.</text:p>
      <text:p text:style-name="Text_20_body">ubuntu has lp-solve (5.5.0.13-6) in karmik;</text:p>
      <text:p text:style-name="Text_20_body">ubuntu has lp-solve (5.5.0.13-7) in lucid.</text:p>
      <text:p text:style-name="Text_20_body">The ubuntu lucid package installs:</text:p>
      <text:p text:style-name="Text_20_body">/usr/bin/lp_solve</text:p>
      <text:p text:style-name="Text_20_body">/usr/lib/lp_solve/liblpsolve55.so</text:p>
      <text:p text:style-name="Text_20_body">(and some doc in /usr/share/doc).</text:p>
      <text:h text:style-name="Heading_20_1" text:outline-level="1">Search</text:h>
      <text:p text:style-name="Text_20_body">locate --regex "lp[_-]?solve" | grep -v "^/home"</text:p>
      <text:p text:style-name="Text_20_body">locate --regex .*liblpsolve55j?.so$</text:p>
      <text:h text:style-name="Heading_20_1" text:outline-level="1">I have</text:h>
      <text:p text:style-name="Text_20_body">javailp-orig/native/</text:p>
      <text:p text:style-name="Text_20_body"><text:tab/>system/liblpsolve55.so</text:p>
      <text:p text:style-name="Text_20_body"><text:tab/><text:tab/>613994 bytes</text:p>
      <text:p text:style-name="Text_20_body"><text:tab/>liblpsolve55j.so</text:p>
      <text:p text:style-name="Text_20_body">lpsolve-5.5.2.0-java</text:p>
      <text:p text:style-name="Text_20_body"><text:tab/>/lib/ux32/liblpsolve55j.so</text:p>
      <text:p text:style-name="Text_20_body"><text:tab/>/lib/ux64/liblpsolve55j.so</text:p>
      <text:p text:style-name="Text_20_body"><text:tab/>BUT has no corresponding liblpsolve55.so!</text:p>
      <text:p text:style-name="Text_20_body">lpsolve-from-routingways</text:p>
      <text:p text:style-name="Text_20_body"><text:tab/>liblpsolve55.so</text:p>
      <text:p text:style-name="Text_20_body"><text:tab/><text:tab/>631498 bytes</text:p>
      <text:p text:style-name="Text_20_body"><text:tab/>jni/liblpsolve55j.so</text:p>
      <text:p text:style-name="Text_20_body">lpsolve-mavenized-5.5.0.12</text:p>
      <text:p text:style-name="Text_20_body"><text:tab/>src/nar/resources/aol/i386-Linux-g++/lib/liblpsolve55.so</text:p>
      <text:p text:style-name="Text_20_body"><text:tab/><text:tab/>611366 bytes</text:p>
      <text:p text:style-name="Text_20_body"><text:tab/>src/nar/resources/aol/i386-Linux-g++/lib/liblpsolve55j.so</text:p>
      <text:p text:style-name="Text_20_body"><text:tab/>src/nar/resources/aol/amd64-Linux-g++/lib/liblpsolve55j.so</text:p>
      <text:p text:style-name="Text_20_body">/usr/lib/lp_solve</text:p>
      <text:p text:style-name="Text_20_body"><text:soft-page-break/><text:tab/>liblpsolve55.so</text:p>
      <text:p text:style-name="Text_20_body"><text:tab/><text:tab/>551544 bytes</text:p>
      <text:p text:style-name="Text_20_body"><text:tab/><text:tab/>is from lp-solve/lucid uptodate 5.5.0.13-7</text:p>
      <text:p text:style-name="Text_20_body"><text:tab/>BUT has no corresponding liblpsolve55j.so!</text:p>
      <text:p text:style-name="Text_20_body">=&gt; sudo ln -s /home/olivier/Logiciels-sync/Développement/Java-divers/lp-solve/lpsolve-from-routingways/jni/liblpsolve55j.so /usr/lib/jni/</text:p>
      <text:p text:style-name="Text_20_body">sudo ln -s /home/olivier/Logiciels-sync/Développement/Java-divers/lp-solve/lpsolve-from-routingways/liblpsolve55.so /usr/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Bitstream Vera Sans"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normal"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éé" style:family="paragraph" style:parent-style-name="Salutation" style:next-style-name="Standard" style:class="text">
      <style:paragraph-properties fo:text-align="start" style:justify-single-word="false"/>
      <style:text-properties fo:font-size="10pt"/>
    </style:style>
    <style:style style:name="Gros_20_titre" style:display-name="Gros titre" style:family="paragraph" style:parent-style-name="Title" style:next-style-name="Heading_20_1" style:class="text"/>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Nom" style:family="text">
      <style:text-properties fo:font-variant="small-cap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section text:style-name="MSect1" text:name="En-tête">
          <text:p text:style-name="Header">Olivier <text:span text:style-name="Nom">Cailloux</text:span></text:p>
          <text:p text:style-name="MP2"><text:date style:data-style-name="N76" text:date-value="2011-04-05T18:15:07.96" text:fixed="true">April 5, 2011</text:date></text:p>
        </text:section>
      </style:header>
      <style:footer>
        <text:p text:style-name="MP1"><text:page-number text:select-page="current">3</text:page-number></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1-04-05T18:15:08</meta:creation-date>
    <meta:editing-cycles>8</meta:editing-cycles>
    <meta:editing-duration>PT02H10M36S</meta:editing-duration>
    <meta:initial-creator>Olivier Cailloux</meta:initial-creator>
    <dc:date>2011-08-07T07:20:38</dc:date>
    <dc:creator>Olivier Cailloux</dc:creator>
    <meta:document-statistic meta:table-count="0" meta:image-count="0" meta:object-count="0" meta:page-count="3" meta:paragraph-count="55" meta:word-count="369" meta:character-count="3260"/>
    <meta:user-defined meta:name="Info 1"/>
    <meta:user-defined meta:name="Info 2"/>
    <meta:user-defined meta:name="Info 3"/>
    <meta:user-defined meta:name="Info 4"/>
  </office:meta>
</office:document-meta>
</file>